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ize of Input</text:p>
          </table:table-cell>
          <table:table-cell office:value-type="string" calcext:value-type="string">
            <text:p>Radix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Bitonic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3" calcext:value-type="float">
            <text:p>0.03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4" calcext:value-type="float">
            <text:p>0.04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5" calcext:value-type="float">
            <text:p>0.05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5" calcext:value-type="float">
            <text:p>0.05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9" calcext:value-type="float">
            <text:p>0.09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1" calcext:value-type="float">
            <text:p>0.01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13" calcext:value-type="float">
            <text:p>0.13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413" calcext:value-type="float">
            <text:p>0.041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11" calcext:value-type="float">
            <text:p>0.11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473" calcext:value-type="float">
            <text:p>0.047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12" calcext:value-type="float">
            <text:p>0.12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0533" calcext:value-type="float">
            <text:p>0.053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13" calcext:value-type="float">
            <text:p>0.13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591" calcext:value-type="float">
            <text:p>0.0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12:01:53.463036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00:14:32.400251009</meta:creation-date>
    <dc:date>2017-11-24T12:05:22.259486369</dc:date>
    <meta:editing-duration>PT32M8S</meta:editing-duration>
    <meta:editing-cycles>8</meta:editing-cycles>
    <meta:generator>LibreOffice/5.1.6.2$Linux_X86_64 LibreOffice_project/10m0$Build-2</meta:generator>
    <meta:document-statistic meta:table-count="1" meta:cell-count="60" meta:object-count="0"/>
  </office:meta>
</office:document-meta>
</file>